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language="en" fo:country="US" style:font-size-asian="12pt" style:language-asian="ja" style:country-asian="JP" style:font-size-complex="12pt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 style:list-style-name="L1">
      <style:text-properties fo:font-size="12pt" style:font-size-asian="12pt" style:font-size-complex="12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rapport</text:p>
      <text:p text:style-name="P4"/>
      <text:p text:style-name="P4">Testfall 1</text:p>
      <text:p text:style-name="P4"/>
      <text:p text:style-name="P5">Version: Supesu 2014-05-04</text:p>
      <text:p text:style-name="P5"/>
      <text:p text:style-name="P1">Testas genom kompilering av kod och sedan körs manuellt.</text:p>
      <text:p text:style-name="P5"/>
      <text:p text:style-name="P5">Resultat</text:p>
      <text:p text:style-name="P1"/>
      <text:p text:style-name="P1">Pass</text:p>
      <text:p text:style-name="P1"/>
      <text:p text:style-name="P4"/>
      <text:p text:style-name="P4">Testfall <text:span text:style-name="T1">2</text:span></text:p>
      <text:p text:style-name="P4"/>
      <text:p text:style-name="P5">Version: Supesu <text:span text:style-name="T1">2014-05-04</text:span></text:p>
      <text:p text:style-name="P5"/>
      <text:p text:style-name="P1">Testas genom kompilering av kod och sedan körs manuellt.</text:p>
      <text:p text:style-name="P5"/>
      <text:p text:style-name="P5">Resultat</text:p>
      <text:p text:style-name="P1"><text:s/></text:p>
      <text:p text:style-name="P1">Pass</text:p>
      <text:p text:style-name="P4"/>
      <text:p text:style-name="P4">Testfall <text:span text:style-name="T1">3</text:span></text:p>
      <text:p text:style-name="P4"/>
      <text:p text:style-name="P5">Version: Supesu 2014-05-04</text:p>
      <text:p text:style-name="P5"/>
      <text:p text:style-name="P1">Testas genom kompilering av kod och sedan körs manuellt.</text:p>
      <text:p text:style-name="P5"/>
      <text:p text:style-name="P5">Resultat</text:p>
      <text:p text:style-name="P1"/>
      <text:p text:style-name="P1">Pass</text:p>
      <text:p text:style-name="P5"/>
      <text:p text:style-name="P5">Analys</text:p>
      <text:p text:style-name="P2">Fighterna känns lite klumpiga, finslipning behövs definitiv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8S</meta:editing-duration>
    <meta:editing-cycles>6</meta:editing-cycles>
    <meta:generator>OpenOffice/4.0.1$Win32 OpenOffice.org_project/401m5$Build-9714</meta:generator>
    <dc:date>2014-05-28T18:24:07.72</dc:date>
    <meta:document-statistic meta:table-count="0" meta:image-count="0" meta:object-count="0" meta:page-count="1" meta:paragraph-count="19" meta:word-count="57" meta:character-count="391"/>
    <meta:user-defined meta:name="Info 1"/>
    <meta:user-defined meta:name="Info 2"/>
    <meta:user-defined meta:name="Info 3"/>
    <meta:user-defined meta:name="Info 4"/>
  </office:meta>
</office:document-meta>
</file>